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fo:font-weight="bold" officeooo:rsid="0046807b" officeooo:paragraph-rsid="0048b44a" fo:background-color="transparent" style:font-weight-asian="bold" style:font-weight-complex="bold"/>
    </style:style>
    <style:style style:name="P2" style:family="paragraph" style:parent-style-name="Standard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fo:font-weight="bold" officeooo:rsid="004bf25b" officeooo:paragraph-rsid="004bf25b" fo:background-color="transparent" style:font-weight-asian="bold" style:font-weight-complex="bold"/>
    </style:style>
    <style:style style:name="P3" style:family="paragraph" style:parent-style-name="Standard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fo:font-weight="bold" officeooo:rsid="004cb07f" officeooo:paragraph-rsid="004cb07f" fo:background-color="transparent" style:font-weight-asian="bold" style:font-weight-complex="bold"/>
    </style:style>
    <style:style style:name="P4" style:family="paragraph" style:parent-style-name="Standard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fo:font-weight="bold" officeooo:rsid="004e7b26" officeooo:paragraph-rsid="004e7b26" fo:background-color="transparent" style:font-weight-asian="bold" style:font-weight-complex="bold"/>
    </style:style>
    <style:style style:name="P5" style:family="paragraph" style:parent-style-name="Standard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fo:font-weight="bold" officeooo:rsid="004f8fa5" officeooo:paragraph-rsid="004f8fa5" fo:background-color="transparent" style:font-weight-asian="bold" style:font-weight-complex="bold"/>
    </style:style>
    <style:style style:name="P6" style:family="paragraph" style:parent-style-name="Standard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fo:font-weight="bold" officeooo:rsid="0051e8c9" officeooo:paragraph-rsid="0051e8c9" fo:background-color="transparent" style:font-weight-asian="bold" style:font-weight-complex="bold"/>
    </style:style>
    <style:style style:name="P7" style:family="paragraph" style:parent-style-name="Standard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fo:font-weight="bold" officeooo:rsid="00535427" officeooo:paragraph-rsid="00535427" fo:background-color="transparent" style:font-weight-asian="bold" style:font-weight-complex="bold"/>
    </style:style>
    <style:style style:name="P8" style:family="paragraph" style:parent-style-name="Standard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fo:font-weight="bold" officeooo:rsid="005520fd" officeooo:paragraph-rsid="005520fd" fo:background-color="transparent" style:font-weight-asian="bold" style:font-weight-complex="bold"/>
    </style:style>
    <style:style style:name="P9" style:family="paragraph" style:parent-style-name="Standard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fo:font-weight="bold" officeooo:rsid="00556b91" officeooo:paragraph-rsid="00556b91" fo:background-color="transparent" style:font-weight-asian="bold" style:font-weight-complex="bold"/>
    </style:style>
    <style:style style:name="P10" style:family="paragraph" style:parent-style-name="Standard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fo:font-weight="bold" officeooo:rsid="005710b4" officeooo:paragraph-rsid="005710b4" fo:background-color="transparent" style:font-weight-asian="bold" style:font-weight-complex="bold"/>
    </style:style>
    <style:style style:name="P11" style:family="paragraph" style:parent-style-name="Standard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fo:font-weight="bold" officeooo:rsid="0058dd91" officeooo:paragraph-rsid="0058dd91" fo:background-color="transparent" style:font-weight-asian="bold" style:font-weight-complex="bold"/>
    </style:style>
    <style:style style:name="P12" style:family="paragraph" style:parent-style-name="Standard">
      <loext:graphic-properties draw:fill="none" draw:fill-color="#ffffff"/>
      <style:paragraph-properties fo:margin-top="0.101cm" fo:margin-bottom="0.101cm" style:contextual-spacing="false" fo:text-align="center" style:justify-single-word="false" fo:background-color="transparent"/>
      <style:text-properties style:text-position="0% 100%" style:font-name="Liberation Sans" fo:font-weight="bold" officeooo:rsid="0058dd91" officeooo:paragraph-rsid="006a54ce" fo:background-color="transparent" style:font-weight-asian="bold" style:font-weight-complex="bold"/>
    </style:style>
    <style:style style:name="P13" style:family="paragraph" style:parent-style-name="Standard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fo:font-weight="bold" officeooo:rsid="005a1ae0" officeooo:paragraph-rsid="005a1ae0" fo:background-color="transparent" style:font-weight-asian="bold" style:font-weight-complex="bold"/>
    </style:style>
    <style:style style:name="P14" style:family="paragraph" style:parent-style-name="Standard">
      <loext:graphic-properties draw:fill="none" draw:fill-color="#ffffff"/>
      <style:paragraph-properties fo:margin-top="0.101cm" fo:margin-bottom="0.101cm" style:contextual-spacing="false" fo:background-color="transparent"/>
      <style:text-properties style:font-name="Liberation Sans" fo:font-weight="bold" officeooo:rsid="005bb89f" officeooo:paragraph-rsid="005bb89f" style:font-weight-asian="bold" style:font-weight-complex="bold"/>
    </style:style>
    <style:style style:name="P15" style:family="paragraph" style:parent-style-name="Standard">
      <loext:graphic-properties draw:fill="none" draw:fill-color="#ffffff"/>
      <style:paragraph-properties fo:margin-top="0.101cm" fo:margin-bottom="0.101cm" style:contextual-spacing="false" fo:background-color="transparent"/>
      <style:text-properties style:font-name="Liberation Sans" fo:font-weight="bold" officeooo:rsid="006116c0" officeooo:paragraph-rsid="006116c0" style:font-weight-asian="bold" style:font-weight-complex="bold"/>
    </style:style>
    <style:style style:name="P16" style:family="paragraph" style:parent-style-name="Standard">
      <loext:graphic-properties draw:fill="none" draw:fill-color="#ffffff"/>
      <style:paragraph-properties fo:margin-top="0.101cm" fo:margin-bottom="0.101cm" style:contextual-spacing="false" fo:background-color="transparent"/>
      <style:text-properties style:font-name="Liberation Sans" fo:font-weight="bold" officeooo:rsid="006199e2" officeooo:paragraph-rsid="006199e2" style:font-weight-asian="bold" style:font-weight-complex="bold"/>
    </style:style>
    <style:style style:name="P17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ackground-color="transparent"/>
      <style:text-properties officeooo:paragraph-rsid="00688bb6"/>
    </style:style>
    <style:style style:name="P18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text-position="0% 100%" style:font-name="Liberation Sans" fo:font-weight="bold" officeooo:rsid="0046807b" officeooo:paragraph-rsid="0048b44a" fo:background-color="transparent" style:font-weight-asian="bold" style:font-weight-complex="bold"/>
    </style:style>
    <style:style style:name="P19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text-position="0% 100%" style:font-name="Liberation Sans" fo:font-weight="bold" officeooo:rsid="004bf25b" officeooo:paragraph-rsid="004bf25b" fo:background-color="transparent" style:font-weight-asian="bold" style:font-weight-complex="bold"/>
    </style:style>
    <style:style style:name="P20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text-position="0% 100%" style:font-name="Liberation Sans" fo:font-weight="bold" officeooo:rsid="004cb07f" officeooo:paragraph-rsid="004cb07f" fo:background-color="transparent" style:font-weight-asian="bold" style:font-weight-complex="bold"/>
    </style:style>
    <style:style style:name="P21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text-position="0% 100%" style:font-name="Liberation Sans" fo:font-weight="bold" officeooo:rsid="004e7b26" officeooo:paragraph-rsid="004e7b26" fo:background-color="transparent" style:font-weight-asian="bold" style:font-weight-complex="bold"/>
    </style:style>
    <style:style style:name="P22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fo:font-weight="bold" officeooo:rsid="004e7b26" officeooo:paragraph-rsid="004e7b26" fo:background-color="transparent" style:font-weight-asian="bold" style:font-weight-complex="bold"/>
    </style:style>
    <style:style style:name="P23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text-position="0% 100%" style:font-name="Liberation Sans" fo:font-weight="bold" officeooo:rsid="004f8fa5" officeooo:paragraph-rsid="004f8fa5" fo:background-color="transparent" style:font-weight-asian="bold" style:font-weight-complex="bold"/>
    </style:style>
    <style:style style:name="P24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text-position="0% 100%" style:font-name="Liberation Sans" fo:font-weight="bold" officeooo:rsid="0051e8c9" officeooo:paragraph-rsid="0051e8c9" fo:background-color="transparent" style:font-weight-asian="bold" style:font-weight-complex="bold"/>
    </style:style>
    <style:style style:name="P25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fo:font-weight="bold" officeooo:rsid="0051e8c9" officeooo:paragraph-rsid="0051e8c9" fo:background-color="transparent" style:font-weight-asian="bold" style:font-weight-complex="bold"/>
    </style:style>
    <style:style style:name="P26" style:family="paragraph" style:parent-style-name="Standard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fo:font-weight="bold" officeooo:rsid="0051e8c9" officeooo:paragraph-rsid="0051e8c9" fo:background-color="transparent" style:font-weight-asian="bold" style:font-weight-complex="bold"/>
    </style:style>
    <style:style style:name="P27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text-position="0% 100%" style:font-name="Liberation Sans" fo:font-weight="bold" officeooo:rsid="00535427" officeooo:paragraph-rsid="00535427" fo:background-color="transparent" style:font-weight-asian="bold" style:font-weight-complex="bold"/>
    </style:style>
    <style:style style:name="P28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text-position="0% 100%" style:font-name="Liberation Sans" fo:font-weight="bold" officeooo:rsid="005520fd" officeooo:paragraph-rsid="005520fd" fo:background-color="transparent" style:font-weight-asian="bold" style:font-weight-complex="bold"/>
    </style:style>
    <style:style style:name="P29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fo:font-weight="bold" officeooo:rsid="005520fd" officeooo:paragraph-rsid="005520fd" fo:background-color="transparent" style:font-weight-asian="bold" style:font-weight-complex="bold"/>
    </style:style>
    <style:style style:name="P30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text-position="0% 100%" style:font-name="Liberation Sans" fo:font-weight="bold" officeooo:rsid="00556b91" officeooo:paragraph-rsid="00556b91" fo:background-color="transparent" style:font-weight-asian="bold" style:font-weight-complex="bold"/>
    </style:style>
    <style:style style:name="P31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text-position="0% 100%" style:font-name="Liberation Sans" fo:font-weight="bold" officeooo:rsid="00556b91" officeooo:paragraph-rsid="0070d059" fo:background-color="transparent" style:font-weight-asian="bold" style:font-weight-complex="bold"/>
    </style:style>
    <style:style style:name="P32" style:family="paragraph" style:parent-style-name="Standard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fo:font-weight="bold" officeooo:rsid="00556b91" officeooo:paragraph-rsid="0070d059" fo:background-color="transparent" style:font-weight-asian="bold" style:font-weight-complex="bold"/>
    </style:style>
    <style:style style:name="P33" style:family="paragraph" style:parent-style-name="Standard">
      <loext:graphic-properties draw:fill="none" draw:fill-color="#ffffff"/>
      <style:paragraph-properties fo:margin-top="0.101cm" fo:margin-bottom="0.101cm" style:contextual-spacing="false" fo:text-align="center" style:justify-single-word="false" fo:background-color="transparent"/>
      <style:text-properties style:text-position="0% 100%" style:font-name="Liberation Sans" fo:font-weight="bold" officeooo:rsid="00556b91" officeooo:paragraph-rsid="0070d059" fo:background-color="transparent" style:font-weight-asian="bold" style:font-weight-complex="bold"/>
    </style:style>
    <style:style style:name="P34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text-position="0% 100%" style:font-name="Liberation Sans" fo:font-weight="bold" officeooo:rsid="005710b4" officeooo:paragraph-rsid="005710b4" fo:background-color="transparent" style:font-weight-asian="bold" style:font-weight-complex="bold"/>
    </style:style>
    <style:style style:name="P35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text-position="0% 100%" style:font-name="Liberation Sans" fo:font-weight="bold" officeooo:rsid="00581e08" officeooo:paragraph-rsid="00581e08" fo:background-color="transparent" style:font-weight-asian="bold" style:font-weight-complex="bold"/>
    </style:style>
    <style:style style:name="P36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text-position="0% 100%" style:font-name="Liberation Sans" fo:font-weight="bold" officeooo:rsid="0058dd91" officeooo:paragraph-rsid="0058dd91" fo:background-color="transparent" style:font-weight-asian="bold" style:font-weight-complex="bold"/>
    </style:style>
    <style:style style:name="P37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fo:font-weight="bold" officeooo:rsid="0058dd91" officeooo:paragraph-rsid="0058dd91" fo:background-color="transparent" style:font-weight-asian="bold" style:font-weight-complex="bold"/>
    </style:style>
    <style:style style:name="P38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text-position="0% 100%" style:font-name="Liberation Sans" fo:font-weight="bold" officeooo:rsid="005a1ae0" officeooo:paragraph-rsid="005a1ae0" fo:background-color="transparent" style:font-weight-asian="bold" style:font-weight-complex="bold"/>
    </style:style>
    <style:style style:name="P39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style:text-underline-style="none" fo:font-weight="normal" officeooo:rsid="004bf25b" officeooo:paragraph-rsid="004bf25b" fo:background-color="transparent" style:font-weight-asian="normal" style:font-weight-complex="normal"/>
    </style:style>
    <style:style style:name="P40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text-position="0% 100%" style:font-name="Liberation Sans" style:text-underline-style="none" fo:font-weight="normal" officeooo:rsid="004bf25b" officeooo:paragraph-rsid="004bf25b" fo:background-color="transparent" style:font-weight-asian="normal" style:font-weight-complex="normal"/>
    </style:style>
    <style:style style:name="P41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text-position="0% 100%" style:font-name="Liberation Sans" style:text-underline-style="none" fo:font-weight="normal" officeooo:rsid="004e7b26" officeooo:paragraph-rsid="004e7b26" fo:background-color="transparent" style:font-weight-asian="normal" style:font-weight-complex="normal"/>
    </style:style>
    <style:style style:name="P42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style:text-underline-style="none" fo:font-weight="normal" officeooo:rsid="00581e08" officeooo:paragraph-rsid="00581e08" fo:background-color="transparent" style:font-weight-asian="normal" style:font-weight-complex="normal"/>
    </style:style>
    <style:style style:name="P43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style:text-underline-style="none" fo:font-weight="normal" officeooo:rsid="0058dd91" officeooo:paragraph-rsid="0058dd91" fo:background-color="transparent" style:font-weight-asian="normal" style:font-weight-complex="normal"/>
    </style:style>
    <style:style style:name="P44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style:text-underline-style="none" fo:font-weight="normal" officeooo:rsid="0058dd91" officeooo:paragraph-rsid="006a54ce" fo:background-color="transparent" style:font-weight-asian="normal" style:font-weight-complex="normal"/>
    </style:style>
    <style:style style:name="P45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text-position="0% 100%" style:font-name="Liberation Sans" style:text-underline-style="none" fo:font-weight="normal" officeooo:rsid="006199e2" officeooo:paragraph-rsid="006199e2" fo:background-color="transparent" style:font-weight-asian="normal" style:font-weight-complex="normal"/>
    </style:style>
    <style:style style:name="P46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fo:font-weight="normal" officeooo:rsid="00535427" officeooo:paragraph-rsid="00535427" fo:background-color="transparent" style:font-weight-asian="normal" style:font-weight-complex="normal"/>
    </style:style>
    <style:style style:name="P47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ackground-color="transparent"/>
      <style:text-properties style:text-position="0% 100%" style:font-name="Liberation Sans" fo:font-weight="normal" officeooo:rsid="005520fd" officeooo:paragraph-rsid="005520fd" fo:background-color="transparent" style:font-weight-asian="normal" style:font-weight-complex="normal"/>
    </style:style>
    <style:style style:name="P48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font-name="Liberation Sans" officeooo:paragraph-rsid="005a8689"/>
    </style:style>
    <style:style style:name="P49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font-name="Liberation Sans" fo:font-weight="bold" officeooo:rsid="005bb89f" officeooo:paragraph-rsid="005bb89f" style:font-weight-asian="bold" style:font-weight-complex="bold"/>
    </style:style>
    <style:style style:name="P50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font-name="Liberation Sans" fo:font-weight="bold" officeooo:rsid="006116c0" officeooo:paragraph-rsid="006116c0" style:font-weight-asian="bold" style:font-weight-complex="bold"/>
    </style:style>
    <style:style style:name="P51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font-name="Liberation Sans" fo:font-weight="bold" officeooo:rsid="006199e2" officeooo:paragraph-rsid="006199e2" style:font-weight-asian="bold" style:font-weight-complex="bold"/>
    </style:style>
    <style:style style:name="P52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reak-before="page" fo:background-color="transparent"/>
      <style:text-properties style:font-name="Liberation Sans" fo:font-weight="normal" officeooo:rsid="006199e2" officeooo:paragraph-rsid="00688669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48b44a" style:font-weight-asian="normal" style:font-weight-complex="normal"/>
    </style:style>
    <style:style style:name="T4" style:family="text">
      <style:text-properties style:text-underline-style="none" fo:font-weight="normal" officeooo:rsid="004995ca" style:font-weight-asian="normal" style:font-weight-complex="normal"/>
    </style:style>
    <style:style style:name="T5" style:family="text">
      <style:text-properties style:text-underline-style="none" fo:font-weight="normal" officeooo:rsid="004e7b26" style:font-weight-asian="normal" style:font-weight-complex="normal"/>
    </style:style>
    <style:style style:name="T6" style:family="text">
      <style:text-properties style:text-underline-style="none" fo:font-weight="normal" officeooo:rsid="005a8689" style:font-weight-asian="normal" style:font-weight-complex="normal"/>
    </style:style>
    <style:style style:name="T7" style:family="text">
      <style:text-properties style:text-underline-style="none" officeooo:rsid="0048b44a"/>
    </style:style>
    <style:style style:name="T8" style:family="text">
      <style:text-properties style:text-underline-style="none" officeooo:rsid="004e7b26"/>
    </style:style>
    <style:style style:name="T9" style:family="text">
      <style:text-properties style:text-position="super 58%"/>
    </style:style>
    <style:style style:name="T10" style:family="text">
      <style:text-properties style:text-position="super 58%" style:text-underline-style="none"/>
    </style:style>
    <style:style style:name="T11" style:family="text">
      <style:text-properties style:text-position="super 58%" style:text-underline-style="none" fo:font-weight="normal" style:font-weight-asian="normal" style:font-weight-complex="normal"/>
    </style:style>
    <style:style style:name="T12" style:family="text">
      <style:text-properties style:text-position="super 58%" style:text-underline-style="none" fo:font-weight="normal" fo:background-color="transparent" loext:char-shading-value="0" style:font-weight-asian="normal" style:font-weight-complex="normal"/>
    </style:style>
    <style:style style:name="T13" style:family="text">
      <style:text-properties style:text-position="super 58%" style:text-underline-style="none" fo:background-color="transparent" loext:char-shading-value="0"/>
    </style:style>
    <style:style style:name="T14" style:family="text">
      <style:text-properties style:text-position="super 58%" fo:font-weight="normal" style:font-weight-asian="normal" style:font-weight-complex="normal"/>
    </style:style>
    <style:style style:name="T15" style:family="text">
      <style:text-properties style:text-position="super 58%" style:font-name="Liberation Sans" style:text-underline-style="none" fo:font-weight="normal" officeooo:rsid="0046807b" fo:background-color="transparent" loext:char-shading-value="0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48b44a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position="0% 100%" style:text-underline-style="none" fo:font-weight="bold" officeooo:rsid="005a8689" fo:background-color="transparent" loext:char-shading-value="0" style:font-weight-asian="bold" style:font-weight-complex="bold"/>
    </style:style>
    <style:style style:name="T19" style:family="text">
      <style:text-properties style:text-position="0% 100%" style:text-underline-style="none" fo:font-weight="normal" fo:background-color="transparent" loext:char-shading-value="0" style:font-weight-asian="normal" style:font-weight-complex="normal"/>
    </style:style>
    <style:style style:name="T20" style:family="text">
      <style:text-properties style:text-position="0% 100%" style:text-underline-style="none" fo:font-weight="normal" officeooo:rsid="005a8689" fo:background-color="transparent" loext:char-shading-value="0" style:font-weight-asian="normal" style:font-weight-complex="normal"/>
    </style:style>
    <style:style style:name="T21" style:family="text">
      <style:text-properties style:text-position="0% 100%" style:text-underline-style="none" fo:background-color="transparent" loext:char-shading-value="0"/>
    </style:style>
    <style:style style:name="T22" style:family="text">
      <style:text-properties style:text-position="0% 100%" style:text-underline-style="none" officeooo:rsid="005a8689" fo:background-color="transparent" loext:char-shading-value="0"/>
    </style:style>
    <style:style style:name="T23" style:family="text">
      <style:text-properties style:text-position="0% 100%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4" style:family="text">
      <style:text-properties style:text-position="0% 100%" fo:font-style="italic" style:text-underline-style="none" fo:background-color="transparent" loext:char-shading-value="0" style:font-style-asian="italic" style:font-style-complex="italic"/>
    </style:style>
    <style:style style:name="T25" style:family="text">
      <style:text-properties style:text-position="0% 100%" style:font-name="Liberation Sans" style:text-underline-style="none" fo:font-weight="bold" officeooo:rsid="0046807b" fo:background-color="transparent" loext:char-shading-value="0" style:font-weight-asian="bold" style:font-weight-complex="bold"/>
    </style:style>
    <style:style style:name="T26" style:family="text">
      <style:text-properties style:text-position="0% 100%" style:font-name="Liberation Sans" style:text-underline-style="none" fo:font-weight="normal" officeooo:rsid="0046807b" fo:background-color="transparent" loext:char-shading-value="0" style:font-weight-asian="normal" style:font-weight-complex="normal"/>
    </style:style>
    <style:style style:name="T27" style:family="text">
      <style:text-properties officeooo:rsid="005065ad"/>
    </style:style>
    <style:style style:name="T28" style:family="text">
      <style:text-properties style:text-position="sub 58%" style:text-underline-style="none"/>
    </style:style>
    <style:style style:name="T29" style:family="text">
      <style:text-properties style:text-position="sub 58%" style:text-underline-style="none" fo:font-weight="normal" style:font-weight-asian="normal" style:font-weight-complex="normal"/>
    </style:style>
    <style:style style:name="T30" style:family="text">
      <style:text-properties officeooo:rsid="0066f13b"/>
    </style:style>
    <style:style style:name="T31" style:family="text">
      <style:text-properties officeooo:rsid="00688bb6"/>
    </style:style>
    <style:style style:name="T32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951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7"><text:span text:style-name="T25">Demuestre: </text:span><text:span text:style-name="T26">Sea A una matriz inversible y c </text:span><text:span text:style-name="T2">≠</text:span><text:span text:style-name="T26"> 0, cA es una matriz inversible y (cA)</text:span><text:span text:style-name="T15">-1</text:span><text:span text:style-name="T26"> = </text:span><text:span text:style-name="T26"><draw:frame draw:style-name="fr2" draw:name="Objeto1" text:anchor-type="as-char" svg:y="-0.621cm" svg:width="0.3cm" svg:height="1.00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6"><text:s/>A</text:span><text:span text:style-name="T15">-1</text:span><text:span text:style-name="T26">.</text:span></text:p>
        </text:list-item>
      </text:list>
      <text:p text:style-name="P1"><text:span text:style-name="T3"/></text:p>
      <text:list text:continue-numbering="true" text:style-name="L1">
        <text:list-item>
          <text:p text:style-name="P18"><text:span text:style-name="T7">Demuestre:</text:span><text:span text:style-name="T3"> Sea A una matriz inversible de orden n, el SEL Ax = b </text:span><text:span text:style-name="T4">tiene una </text:span><text:span text:style-name="T3">solución </text:span><text:span text:style-name="T16">única</text:span><text:span text:style-name="T3">.</text:span></text:p>
        </text:list-item>
      </text:list>
      <text:p text:style-name="P1"><text:span text:style-name="T3"/></text:p>
      <text:list text:continue-numbering="true" text:style-name="L1">
        <text:list-item>
          <text:p text:style-name="P19"><text:span text:style-name="T3">¿</text:span><text:span text:style-name="T2">Cuando serán iguales dos matrices</text:span><text:span text:style-name="T3">?</text:span></text:p>
        </text:list-item>
      </text:list>
      <text:p text:style-name="P2"><text:span text:style-name="T3"/></text:p>
      <text:list text:continue-numbering="true" text:style-name="L1">
        <text:list-item>
          <text:p text:style-name="P19"><text:span text:style-name="T3">M</text:span><text:span text:style-name="T2">encione 6 tipos de matrices.</text:span></text:p>
        </text:list-item>
      </text:list>
      <text:p text:style-name="P2"><text:span text:style-name="T2"/></text:p>
      <text:list text:continue-numbering="true" text:style-name="L1">
        <text:list-item>
          <text:p text:style-name="P19"><text:span text:style-name="T1">Defina:</text:span><text:span text:style-name="T2"> Suma de matrices.</text:span></text:p>
          <text:list>
            <text:list-item>
              <text:p text:style-name="P39">¿Es posible sumar matrices de diferente tamaño?</text:p>
            </text:list-item>
          </text:list>
        </text:list-item>
      </text:list>
      <text:p text:style-name="P2"><text:span text:style-name="T2"/></text:p>
      <text:list text:continue-numbering="true" text:style-name="L1">
        <text:list-item>
          <text:p text:style-name="P19"><text:span text:style-name="T1">Defina:</text:span><text:span text:style-name="T2"> Multiplicación matricial.</text:span></text:p>
        </text:list-item>
      </text:list>
      <text:p text:style-name="P2"><text:span text:style-name="T2"/></text:p>
      <text:list text:continue-numbering="true" text:style-name="L1">
        <text:list-item>
          <text:p text:style-name="P40">Sea <text:span text:style-name="T32">A </text:span>una matriz de m x n y <text:span text:style-name="T32">B</text:span> una matriz de n x p. Como hago para encontrar sólo una fila o una columna del producto <text:span text:style-name="T32">AB</text:span>.</text:p>
        </text:list-item>
      </text:list>
      <text:p text:style-name="P2"><text:span text:style-name="T2"/></text:p>
      <text:list text:continue-numbering="true" text:style-name="L1">
        <text:list-item>
          <text:p text:style-name="P20"><text:span text:style-name="T1">Complete </text:span><text:span text:style-name="T8">(Producto de matrices)</text:span><text:span text:style-name="T1">: </text:span><text:span text:style-name="T2">Sean </text:span><text:span text:style-name="T1">A</text:span><text:span text:style-name="T2">, </text:span><text:span text:style-name="T1">B</text:span><text:span text:style-name="T2"> y </text:span><text:span text:style-name="T1">C</text:span><text:span text:style-name="T2"> matrices con tamaño tales que los productos matriciales dados están bien definidos y sea c un escalar. Entonces, valen las siguientes propiedades:<text:line-break/><text:line-break/>…</text:span></text:p>
        </text:list-item>
      </text:list>
      <text:p text:style-name="P3"><text:span text:style-name="T2"/></text:p>
      <text:list text:continue-numbering="true" text:style-name="L1">
        <text:list-item>
          <text:p text:style-name="P41">Propiedades de la potencia de matrices.</text:p>
        </text:list-item>
      </text:list>
      <text:p text:style-name="P4"><text:span text:style-name="T2"/></text:p>
      <text:list text:continue-numbering="true" text:style-name="L1">
        <text:list-item>
          <text:p text:style-name="P21"><text:span text:style-name="T1">Defina:</text:span><text:span text:style-name="T2"> Matriz transpuesta.</text:span></text:p>
        </text:list-item>
      </text:list>
      <text:p text:style-name="P4"><text:span text:style-name="T2"/></text:p>
      <text:list text:continue-numbering="true" text:style-name="L1">
        <text:list-item>
          <text:p text:style-name="P21">Complete (Matriz transpuesta): <text:span text:style-name="T17">Sean</text:span> A <text:span text:style-name="T17">y </text:span>B<text:span text:style-name="T17"> matrices con tamaño tales que las operaciones dadas están bien definidos y sea c un escalar. Entonces, valen las siguientes propiedades:<text:line-break/><text:line-break/>…</text:span></text:p>
        </text:list-item>
      </text:list>
      <text:p text:style-name="P4"><text:span text:style-name="T17"/></text:p>
      <text:list text:continue-numbering="true" text:style-name="L1">
        <text:list-item>
          <text:p text:style-name="P21">Defina:<text:span text:style-name="T17"> Matriz simétrica.</text:span></text:p>
        </text:list-item>
        <text:list-item>
          <text:p text:style-name="P21">Demuestre:<text:span text:style-name="T17"> Sea A una matriz cuadrada.</text:span></text:p>
          <text:list>
            <text:list-item>
              <text:p text:style-name="P22"><text:span text:style-name="T17">La matriz </text:span>B = AA<text:span text:style-name="T9">T</text:span><text:span text:style-name="T17"> es una matriz simétrica.</text:span></text:p>
            </text:list-item>
            <text:list-item>
              <text:p text:style-name="P22"><text:span text:style-name="T17">La matriz </text:span>B = A + A<text:span text:style-name="T9">T</text:span><text:span text:style-name="T17"> es una matriz simétrica.</text:span></text:p>
            </text:list-item>
          </text:list>
        </text:list-item>
      </text:list>
      <text:p text:style-name="P4"><text:span text:style-name="T17"/></text:p>
      <text:list text:continue-numbering="true" text:style-name="L1">
        <text:list-item>
          <text:p text:style-name="P23">Defina:<text:span text:style-name="T17"> Matriz antisimétrica.</text:span></text:p>
        </text:list-item>
      </text:list>
      <text:p text:style-name="P5"><text:span text:style-name="T17"/></text:p>
      <text:list text:continue-numbering="true" text:style-name="L1">
        <text:list-item>
          <text:p text:style-name="P23"><text:span text:style-name="T27">Demuestre</text:span>: <text:span text:style-name="T17">Sea </text:span>A<text:span text:style-name="T17"> una matriz cuadrada. La matriz </text:span>A − A<text:span text:style-name="T9">T</text:span><text:span text:style-name="T17"> es una matriz antisimétrica.</text:span></text:p>
        </text:list-item>
      </text:list>
      <text:p text:style-name="P5"><text:span text:style-name="T17"/></text:p>
      <text:list text:continue-numbering="true" text:style-name="L1">
        <text:list-item>
          <text:p text:style-name="P24">Defina:<text:span text:style-name="T17"> Traza:</text:span></text:p>
        </text:list-item>
      </text:list>
      <text:p text:style-name="P6"><text:span text:style-name="T17"/></text:p>
      <text:list text:continue-numbering="true" text:style-name="L1">
        <text:list-item>
          <text:p text:style-name="P24">Demuestre:<text:span text:style-name="T17"> Sean </text:span>A <text:span text:style-name="T17">y</text:span> B<text:span text:style-name="T17"> matrices de orden n y sea c un escalar. Entonces, valen las siguientes propiedades:</text:span></text:p>
          <text:list>
            <text:list-item>
              <text:p text:style-name="P25">tr(A + B) = tr(A) + tr(B)</text:p>
            </text:list-item>
            <text:list-item>
              <text:p text:style-name="P25">tr(cA) = ctr(A)</text:p>
            </text:list-item>
            <text:list-item>
              <text:p text:style-name="P25">tr(AT ) = tr(A)</text:p>
            </text:list-item>
            <text:list-item>
              <text:p text:style-name="P25">tr(AB) = tr(BA)</text:p>
            </text:list-item>
          </text:list>
        </text:list-item>
      </text:list>
      <text:p text:style-name="P6"/>
      <text:list text:continue-numbering="true" text:style-name="L1">
        <text:list-item>
          <text:p text:style-name="P27">Defina: <text:span text:style-name="T17">Matriz inversa.</text:span></text:p>
          <text:list>
            <text:list-item>
              <text:p text:style-name="P46">¿Toda matriz no cuadrada tiene inversa?</text:p>
            </text:list-item>
            <text:list-item>
              <text:p text:style-name="P46">¿Toda matriz cuadrada tiene inversa?</text:p>
            </text:list-item>
          </text:list>
        </text:list-item>
      </text:list>
      <text:p text:style-name="P7"><text:span text:style-name="T17"/></text:p>
      <text:list text:continue-numbering="true" text:style-name="L1">
        <text:list-item>
          <text:p text:style-name="P28">Demuestre:<text:span text:style-name="T17"> Si</text:span> A<text:span text:style-name="T17"> es una matriz inversible, entonces su inversa es única.</text:span></text:p>
        </text:list-item>
      </text:list>
      <text:p text:style-name="P8"><text:span text:style-name="T17"/></text:p>
      <text:list text:continue-numbering="true" text:style-name="L1">
        <text:list-item>
          <text:p text:style-name="P28">Demuestre:<text:span text:style-name="T17"> Sean </text:span>A <text:span text:style-name="T17">y</text:span> B<text:span text:style-name="T17"> dos matrices inversibles del mismo tamaño, entonces:</text:span></text:p>
          <text:list>
            <text:list-item>
              <text:p text:style-name="P47"><text:span text:style-name="T32">AB</text:span> es una matriz inver<text:span text:style-name="T31">s</text:span>ible.</text:p>
            </text:list-item>
            <text:list-item>
              <text:p text:style-name="P29"><text:span text:style-name="T17">La inversa de </text:span>AB <text:span text:style-name="T17">es </text:span>B<text:span text:style-name="T9">−1</text:span>A<text:span text:style-name="T9">−1</text:span><text:span text:style-name="T17"> , es decir, </text:span>(AB)<text:span text:style-name="T9">−1</text:span> = B<text:span text:style-name="T9">−1</text:span>A<text:span text:style-name="T9">−1</text:span><text:span text:style-name="T17">.</text:span></text:p>
            </text:list-item>
          </text:list>
        </text:list-item>
      </text:list>
      <text:p text:style-name="P8"><text:span text:style-name="T17"/></text:p>
      <text:list text:continue-numbering="true" text:style-name="L1">
        <text:list-item>
          <text:p text:style-name="P30">Mencione: <text:span text:style-name="T17">4 propiedades de la matriz inversa.</text:span></text:p>
        </text:list-item>
      </text:list>
      <text:p text:style-name="P9"><text:span text:style-name="T17"/></text:p>
      <text:list text:continue-numbering="true" text:style-name="L1">
        <text:list-item>
          <text:p text:style-name="P31">Demuestre: <text:span text:style-name="T17">Sea A una matriz inversible, entonces el SEL<text:line-break/>Ax = b tiene una solución </text:span>única<text:span text:style-name="T17"> dada por:</text:span></text:p>
        </text:list-item>
      </text:list>
      <text:p text:style-name="P32"><text:span text:style-name="T17"/></text:p>
      <text:p text:style-name="P33">x = A<text:span text:style-name="T9">−1</text:span> b</text:p>
      <text:p text:style-name="P9"><text:span text:style-name="T5"/></text:p>
      <text:list text:continue-numbering="true" text:style-name="L1">
        <text:list-item>
          <text:p text:style-name="P34"><text:span text:style-name="T8">D</text:span><text:span text:style-name="T1">efina: </text:span><text:span text:style-name="T2">Matriz elemental.</text:span></text:p>
        </text:list-item>
        <text:list-item>
          <text:p text:style-name="P34"><text:span text:style-name="T8">D</text:span><text:span text:style-name="T1">efina: </text:span><text:span text:style-name="T2">Matrices equivalentes.</text:span></text:p>
        </text:list-item>
      </text:list>
      <text:p text:style-name="P10"><text:span text:style-name="T1"/></text:p>
      <text:list text:continue-numbering="true" text:style-name="L1">
        <text:list-item>
          <text:p text:style-name="P34"><text:span text:style-name="T1">Demuestre: </text:span><text:span text:style-name="T2">Una matriz cuadrada es inversible si y sólo si puede escribirse como el producto de matrices elementales.</text:span></text:p>
        </text:list-item>
      </text:list>
      <text:p text:style-name="P10"><text:span text:style-name="T2"/></text:p>
      <text:list text:continue-numbering="true" text:style-name="L1">
        <text:list-item>
          <text:p text:style-name="P35"><text:span text:style-name="T1">Defina:</text:span><text:span text:style-name="T2"> Determinantes.</text:span></text:p>
          <text:list>
            <text:list-item>
              <text:p text:style-name="P42">Determinante matriz 2 x 2.</text:p>
            </text:list-item>
            <text:list-item>
              <text:p text:style-name="P42">Menor.</text:p>
            </text:list-item>
            <text:list-item>
              <text:p text:style-name="P42">Cofactor.</text:p>
            </text:list-item>
            <text:list-item>
              <text:p text:style-name="P42">Determinante matriz n x n.</text:p>
            </text:list-item>
          </text:list>
        </text:list-item>
        <text:list-item>
          <text:p text:style-name="P36"><text:span text:style-name="T1">Demuestre: </text:span><text:span text:style-name="T2">Sea </text:span><text:span text:style-name="T1">A</text:span><text:span text:style-name="T2"> una matriz cuadrada:</text:span></text:p>
          <text:list>
            <text:list-item>
              <text:p text:style-name="P43">Si <text:span text:style-name="T32">A</text:span> tiene una fila o una columna de ceros, entonces <text:span text:style-name="T32">det(A) = 0.</text:span></text:p>
            </text:list-item>
            <text:list-item>
              <text:p text:style-name="P37"><text:span text:style-name="T1">det(A) = det(A</text:span><text:span text:style-name="T10">T</text:span><text:span text:style-name="T1">).</text:span></text:p>
            </text:list-item>
            <text:list-item>
              <text:p text:style-name="P44">Si <text:span text:style-name="T32">A</text:span> una matriz triangular, entonces:</text:p>
            </text:list-item>
          </text:list>
        </text:list-item>
      </text:list>
      <text:p text:style-name="P12"><text:span text:style-name="T2"/></text:p>
      <text:p text:style-name="P12"><text:span text:style-name="T1">det(A) = a</text:span><text:span text:style-name="T28">11</text:span><text:span text:style-name="T1"> a</text:span><text:span text:style-name="T28">22</text:span><text:span text:style-name="T1"> . . . a</text:span><text:span text:style-name="T28">nn</text:span></text:p>
      <text:p text:style-name="P11"><text:span text:style-name="T2"/></text:p>
      <text:list text:continue-numbering="true" text:style-name="L1">
        <text:list-item>
          <text:p text:style-name="P38"><text:span text:style-name="T1">Mencione</text:span><text:span text:style-name="T2"> las propiedades de las matrices asociadas </text:span><text:span text:style-name="T6">con</text:span><text:span text:style-name="T2"> las operaciones elementales.</text:span></text:p>
        </text:list-item>
      </text:list>
      <text:p text:style-name="P13"><text:span text:style-name="T2"/></text:p>
      <text:list text:continue-numbering="true" text:style-name="L1">
        <text:list-item>
          <text:p text:style-name="P48"><text:span text:style-name="T18">Demuestre: </text:span><text:span text:style-name="T20">Una matriz cuadrada </text:span><text:span text:style-name="T18">A</text:span><text:span text:style-name="T20"> es inversible si y sólo si </text:span><text:span text:style-name="T18">det(A) ≠ 0</text:span><text:span text:style-name="T20">.</text:span></text:p>
        </text:list-item>
        <text:list-item>
          <text:p text:style-name="P48"><draw:frame draw:style-name="fr1" draw:name="Objeto2" text:anchor-type="paragraph" svg:x="4.32cm" svg:y="1.305cm" svg:width="3.493cm" svg:height="1.055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8">Demuestre: </text:span><text:span text:style-name="T20">Si una matriz cuadrada </text:span><text:span text:style-name="T18">A</text:span><text:span text:style-name="T20"> es inversible entonces:</text:span></text:p>
        </text:list-item>
        <text:list-item>
          <text:p text:style-name="P49"><text:span text:style-name="T22">D</text:span><text:span text:style-name="T21">efina:</text:span><text:span text:style-name="T19"> Matriz adjunta.</text:span></text:p>
        </text:list-item>
      </text:list>
      <text:p text:style-name="P14"><text:span text:style-name="T19"/></text:p>
      <text:list text:continue-numbering="true" text:style-name="L1">
        <text:list-item>
          <text:p text:style-name="P49"><text:span text:style-name="T19">Defina la </text:span><text:span text:style-name="T23">“Regla de Cramer”</text:span><text:span text:style-name="T19">.</text:span></text:p>
        </text:list-item>
      </text:list>
      <text:p text:style-name="P14"><text:span text:style-name="T19"/></text:p>
      <text:list text:continue-numbering="true" text:style-name="L1">
        <text:list-item>
          <text:p text:style-name="P49"><text:span text:style-name="T19">Sean</text:span><text:span text:style-name="T21"> A </text:span><text:span text:style-name="T19">y</text:span><text:span text:style-name="T21"> B</text:span><text:span text:style-name="T19"> matrices de orden n. Demostrar que si </text:span><text:span text:style-name="T21">A</text:span><text:span text:style-name="T19"> es inversible, entonces</text:span><text:span text:style-name="T21"> det(A) = det(A</text:span><text:span text:style-name="T13">−1</text:span><text:span text:style-name="T21">BA).</text:span></text:p>
        </text:list-item>
      </text:list>
      <text:p text:style-name="P14"><text:span text:style-name="T19"/></text:p>
      <text:list text:continue-numbering="true" text:style-name="L1">
        <text:list-item>
          <text:p text:style-name="P50"><text:span text:style-name="T19">Demuestre, utilizando cofactores, que si </text:span><text:span text:style-name="T21">A</text:span><text:span text:style-name="T19"> es una matriz cuadrada, entonces </text:span><text:span text:style-name="T21">det(A) = det(A</text:span><text:span text:style-name="T13">T</text:span><text:span text:style-name="T21">)</text:span><text:span text:style-name="T19">.</text:span></text:p>
        </text:list-item>
      </text:list>
      <text:p text:style-name="P15"><text:span text:style-name="T19"/></text:p>
      <text:list text:continue-numbering="true" text:style-name="L1">
        <text:list-item>
          <text:p text:style-name="P50"><text:span text:style-name="T19">Sea </text:span><text:span text:style-name="T21">A</text:span><text:span text:style-name="T19"> una matriz de orden n, diferente de cero, que cumple </text:span><text:span text:style-name="T21">A</text:span><text:span text:style-name="T13">10</text:span><text:span text:style-name="T21"> = 0</text:span><text:span text:style-name="T19">. Explique por qué </text:span><text:span text:style-name="T21">A</text:span><text:span text:style-name="T19"> es singular. Indique las propiedades que utiliza para responder.</text:span></text:p>
        </text:list-item>
      </text:list>
      <text:p text:style-name="P16"><text:span text:style-name="T19"/></text:p>
      <text:list text:continue-numbering="true" text:style-name="L1">
        <text:list-item>
          <text:p text:style-name="P45">¿Qué es una matriz singular?</text:p>
        </text:list-item>
      </text:list>
      <text:p text:style-name="P16"><text:span text:style-name="T19"/></text:p>
      <text:list text:continue-numbering="true" text:style-name="L1">
        <text:list-item>
          <text:p text:style-name="P51"><text:span text:style-name="T19">Demuestre que si </text:span><text:span text:style-name="T21">A</text:span><text:span text:style-name="T19"> es una matriz antisimétrica de orden n, entonces</text:span><text:span text:style-name="T21"> det(A) = (−1)</text:span><text:span text:style-name="T13">n</text:span><text:span text:style-name="T21"> det(A).</text:span></text:p>
        </text:list-item>
      </text:list>
      <text:p text:style-name="P16"><text:span text:style-name="T19"/></text:p>
      <text:list text:continue-numbering="true" text:style-name="L1">
        <text:list-item>
          <text:p text:style-name="P45">Demuestre que si <text:span text:style-name="T32">A</text:span> es una matriz antisimétrica de orden n impar, entonces <text:span text:style-name="T32">det(A) = 0</text:span>.</text:p>
        </text:list-item>
      </text:list>
      <text:p text:style-name="P16"><text:span text:style-name="T19"/></text:p>
      <text:list text:continue-numbering="true" text:style-name="L1">
        <text:list-item>
          <text:p text:style-name="P51"><text:span text:style-name="T19">Demuestre que si </text:span><text:span text:style-name="T21">A</text:span><text:span text:style-name="T19"> es una matriz no singular de orden<text:line-break/>n (n ⩾ 3), entonces </text:span><text:span text:style-name="T21">det( </text:span><text:span text:style-name="T24">Adj</text:span><text:span text:style-name="T21">(A) ) = </text:span><text:span text:style-name="T24">det</text:span><text:span text:style-name="T21">(A)</text:span><text:span text:style-name="T13">n−1</text:span><text:span text:style-name="T19">.</text:span></text:p>
        </text:list-item>
      </text:list>
      <text:p text:style-name="P16"/>
      <text:list text:continue-numbering="true" text:style-name="L1">
        <text:list-item>
          <text:p text:style-name="P52">La suma de dos matrices inversibles ¿<text:span text:style-name="T30">E</text:span>s inversibles? Explique por qué sí o por qué no. Muestre un ejemplo apropiado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399cm" style:type="center"/>
          <style:tab-stop style:position="12.8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399cm" style:type="center"/>
          <style:tab-stop style:position="12.8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10.5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2:45:44.946606947</meta:creation-date>
    <dc:date>2024-12-07T17:42:11.328316302</dc:date>
    <meta:editing-duration>PT19H46M57S</meta:editing-duration>
    <meta:editing-cycles>87</meta:editing-cycles>
    <meta:generator>LibreOffice/24.2.7.2$Linux_X86_64 LibreOffice_project/420$Build-2</meta:generator>
    <meta:print-date>2024-11-28T21:34:51.833273018</meta:print-date>
    <meta:printed-by>Archivos PDF</meta:printed-by>
    <meta:document-statistic meta:table-count="0" meta:image-count="0" meta:object-count="2" meta:page-count="40" meta:paragraph-count="60" meta:word-count="642" meta:character-count="3451" meta:non-whitespace-character-count="2924"/>
  </office:meta>
</office:document-meta>
</file>

<file path=Object 1/content.xml><?xml version="1.0" encoding="utf-8"?>
<math xmlns="http://www.w3.org/1998/Math/MathML" display="block">
  <semantics>
    <mrow>
      <mfrac>
        <mrow>
          <mi mathvariant="normal">1</mi>
        </mrow>
        <mrow>
          <mi>c</mi>
        </mrow>
      </mfrac>
    </mrow>
    <annotation encoding="StarMath 5.0">{ 1 over c }</annotation>
  </semantics>
</math>
</file>

<file path=Object 2/content.xml><?xml version="1.0" encoding="utf-8"?>
<math xmlns="http://www.w3.org/1998/Math/MathML" display="block">
  <semantics>
    <mrow>
      <mi mathvariant="italic">det</mi>
      <mrow>
        <mo fence="true" form="prefix" stretchy="true">(</mo>
        <mrow>
          <msup>
            <mi>A</mi>
            <mrow>
              <mo stretchy="false">−</mo>
              <mn>1</mn>
            </mrow>
          </msup>
        </mrow>
        <mo fence="true" form="postfix" stretchy="true">)</mo>
      </mrow>
      <mrow>
        <mspace width="2em"/>
        <mo stretchy="false">=</mo>
        <mspace width="2em"/>
      </mrow>
      <mfrac>
        <mn>1</mn>
        <mrow>
          <mi mathvariant="italic">det</mi>
          <mrow>
            <mo fence="true" form="prefix" stretchy="true">(</mo>
            <mrow>
              <mi>A</mi>
            </mrow>
            <mo fence="true" form="postfix" stretchy="true">)</mo>
          </mrow>
        </mrow>
      </mfrac>
    </mrow>
    <annotation encoding="StarMath 5.0">{ det left ( A^-1 right ) { ~ = ~ } { 1 over { det left ( A right ) } } }</annotation>
  </semantics>
</math>
</file>